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ac86" officeooo:paragraph-rsid="0003ac86"/>
    </style:style>
    <style:style style:name="P2" style:family="paragraph" style:parent-style-name="Standard">
      <style:text-properties officeooo:rsid="0003ac86" officeooo:paragraph-rsid="002b9267"/>
    </style:style>
    <style:style style:name="P3" style:family="paragraph" style:parent-style-name="Standard">
      <style:text-properties officeooo:rsid="0004bdd1" officeooo:paragraph-rsid="0004bdd1"/>
    </style:style>
    <style:style style:name="P4" style:family="paragraph" style:parent-style-name="Standard">
      <style:text-properties officeooo:rsid="00169ed0" officeooo:paragraph-rsid="00169ed0"/>
    </style:style>
    <style:style style:name="P5" style:family="paragraph" style:parent-style-name="Standard">
      <style:text-properties officeooo:rsid="00189669" officeooo:paragraph-rsid="00189669"/>
    </style:style>
    <style:style style:name="P6" style:family="paragraph" style:parent-style-name="Standard">
      <style:text-properties officeooo:rsid="0004bdd1" officeooo:paragraph-rsid="0004bdd1"/>
    </style:style>
    <style:style style:name="P7" style:family="paragraph" style:parent-style-name="Standard">
      <style:text-properties officeooo:rsid="0037711c" officeooo:paragraph-rsid="0037711c"/>
    </style:style>
    <style:style style:name="P8" style:family="paragraph" style:parent-style-name="Standard">
      <style:text-properties officeooo:rsid="0037dd0c" officeooo:paragraph-rsid="0037dd0c"/>
    </style:style>
    <style:style style:name="P9" style:family="paragraph" style:parent-style-name="Standard">
      <style:text-properties officeooo:rsid="0037dd0c" officeooo:paragraph-rsid="0038b827"/>
    </style:style>
    <style:style style:name="P10" style:family="paragraph" style:parent-style-name="Standard">
      <style:text-properties officeooo:rsid="0038b827" officeooo:paragraph-rsid="0038b827"/>
    </style:style>
    <style:style style:name="P11" style:family="paragraph" style:parent-style-name="Standard">
      <style:text-properties officeooo:rsid="003aabab" officeooo:paragraph-rsid="003aabab"/>
    </style:style>
    <style:style style:name="P12" style:family="paragraph" style:parent-style-name="Standard">
      <style:text-properties officeooo:rsid="000f6569" officeooo:paragraph-rsid="000f6569"/>
    </style:style>
    <style:style style:name="P13" style:family="paragraph" style:parent-style-name="Standard">
      <style:text-properties officeooo:rsid="002462ee" officeooo:paragraph-rsid="002462ee"/>
    </style:style>
    <style:style style:name="P14" style:family="paragraph" style:parent-style-name="Standard">
      <style:text-properties officeooo:rsid="002462ee" officeooo:paragraph-rsid="003d2c5c"/>
    </style:style>
    <style:style style:name="P15" style:family="paragraph" style:parent-style-name="Standard">
      <style:text-properties officeooo:rsid="00169ed0" officeooo:paragraph-rsid="00169ed0"/>
    </style:style>
    <style:style style:name="P16" style:family="paragraph" style:parent-style-name="Standard">
      <style:text-properties officeooo:rsid="003c4c22" officeooo:paragraph-rsid="003c4c22"/>
    </style:style>
    <style:style style:name="P17" style:family="paragraph" style:parent-style-name="Standard">
      <style:text-properties officeooo:rsid="0003ac86" officeooo:paragraph-rsid="000e0909"/>
    </style:style>
    <style:style style:name="P18" style:family="paragraph" style:parent-style-name="Standard">
      <style:text-properties officeooo:rsid="0003ac86" officeooo:paragraph-rsid="003c4c22"/>
    </style:style>
    <style:style style:name="P19" style:family="paragraph" style:parent-style-name="Standard">
      <style:text-properties officeooo:rsid="0003ac86" officeooo:paragraph-rsid="0003ac86"/>
    </style:style>
    <style:style style:name="P20" style:family="paragraph" style:parent-style-name="Standard">
      <style:text-properties officeooo:rsid="0003ac86" officeooo:paragraph-rsid="00440359"/>
    </style:style>
    <style:style style:name="P21" style:family="paragraph" style:parent-style-name="Standard">
      <style:text-properties officeooo:rsid="003d2c5c" officeooo:paragraph-rsid="003d2c5c"/>
    </style:style>
    <style:style style:name="P22" style:family="paragraph" style:parent-style-name="Standard">
      <style:text-properties officeooo:rsid="003e86ee" officeooo:paragraph-rsid="003e86ee"/>
    </style:style>
    <style:style style:name="P23" style:family="paragraph" style:parent-style-name="Standard">
      <style:text-properties officeooo:rsid="0030e4fc" officeooo:paragraph-rsid="0030e4fc"/>
    </style:style>
    <style:style style:name="P24" style:family="paragraph" style:parent-style-name="Standard">
      <style:text-properties officeooo:rsid="00404c6b" officeooo:paragraph-rsid="00404c6b"/>
    </style:style>
    <style:style style:name="P25" style:family="paragraph" style:parent-style-name="Standard">
      <style:text-properties officeooo:rsid="00404c6b" officeooo:paragraph-rsid="0041f2d0"/>
    </style:style>
    <style:style style:name="P26" style:family="paragraph" style:parent-style-name="Standard">
      <style:text-properties officeooo:rsid="0041f2d0" officeooo:paragraph-rsid="0041f2d0"/>
    </style:style>
    <style:style style:name="P27" style:family="paragraph" style:parent-style-name="Standard">
      <style:text-properties officeooo:rsid="0041f2d0" officeooo:paragraph-rsid="0043b12a"/>
    </style:style>
    <style:style style:name="P28" style:family="paragraph" style:parent-style-name="Standard">
      <style:text-properties officeooo:rsid="0043b12a" officeooo:paragraph-rsid="0043b12a"/>
    </style:style>
    <style:style style:name="P29" style:family="paragraph" style:parent-style-name="Standard">
      <style:text-properties officeooo:rsid="00440359" officeooo:paragraph-rsid="00440359"/>
    </style:style>
    <style:style style:name="T1" style:family="text">
      <style:text-properties officeooo:rsid="0006737c"/>
    </style:style>
    <style:style style:name="T2" style:family="text">
      <style:text-properties officeooo:rsid="000696d4"/>
    </style:style>
    <style:style style:name="T3" style:family="text">
      <style:text-properties officeooo:rsid="000e0909"/>
    </style:style>
    <style:style style:name="T4" style:family="text">
      <style:text-properties officeooo:rsid="001bdf10"/>
    </style:style>
    <style:style style:name="T5" style:family="text">
      <style:text-properties officeooo:rsid="001d65aa"/>
    </style:style>
    <style:style style:name="T6" style:family="text">
      <style:text-properties officeooo:rsid="001f2753"/>
    </style:style>
    <style:style style:name="T7" style:family="text">
      <style:text-properties officeooo:rsid="001fd12a"/>
    </style:style>
    <style:style style:name="T8" style:family="text">
      <style:text-properties officeooo:rsid="00258508"/>
    </style:style>
    <style:style style:name="T9" style:family="text">
      <style:text-properties officeooo:rsid="0025f07a"/>
    </style:style>
    <style:style style:name="T10" style:family="text">
      <style:text-properties officeooo:rsid="00267492"/>
    </style:style>
    <style:style style:name="T11" style:family="text">
      <style:text-properties officeooo:rsid="0027046a"/>
    </style:style>
    <style:style style:name="T12" style:family="text">
      <style:text-properties officeooo:rsid="002b9267"/>
    </style:style>
    <style:style style:name="T13" style:family="text">
      <style:text-properties officeooo:rsid="0032b8b9"/>
    </style:style>
    <style:style style:name="T14" style:family="text">
      <style:text-properties officeooo:rsid="003413b6"/>
    </style:style>
    <style:style style:name="T15" style:family="text">
      <style:text-properties officeooo:rsid="0035658b"/>
    </style:style>
    <style:style style:name="T16" style:family="text">
      <style:text-properties officeooo:rsid="0035ce83"/>
    </style:style>
    <style:style style:name="T17" style:family="text">
      <style:text-properties officeooo:rsid="0037711c"/>
    </style:style>
    <style:style style:name="T18" style:family="text">
      <style:text-properties officeooo:rsid="0037dd0c"/>
    </style:style>
    <style:style style:name="T19" style:family="text">
      <style:text-properties officeooo:rsid="0038b827"/>
    </style:style>
    <style:style style:name="T20" style:family="text">
      <style:text-properties officeooo:rsid="003aabab"/>
    </style:style>
    <style:style style:name="T21" style:family="text">
      <style:text-properties officeooo:rsid="003c4c22"/>
    </style:style>
    <style:style style:name="T22" style:family="text">
      <style:text-properties officeooo:rsid="003d2c5c"/>
    </style:style>
    <style:style style:name="T23" style:family="text">
      <style:text-properties officeooo:rsid="003e86ee"/>
    </style:style>
    <style:style style:name="T24" style:family="text">
      <style:text-properties officeooo:rsid="0041f2d0"/>
    </style:style>
    <style:style style:name="T25" style:family="text">
      <style:text-properties officeooo:rsid="0043b12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PEN TEF</text:p>
      <text:p text:style-name="P1"/>
      <text:p text:style-name="P1">O Sistema OPENTEF foi projetado seguindo 3 requisitos básicos. </text:p>
      <text:p text:style-name="P1"/>
      <text:p text:style-name="P1">Segurança robusta.</text:p>
      <text:p text:style-name="P1"/>
      <text:p text:style-name="P1">Liberdade baseado no Software Livre.</text:p>
      <text:p text:style-name="P1"/>
      <text:p text:style-name="P1">Redução de custos.</text:p>
      <text:p text:style-name="P1"/>
      <text:p text:style-name="P1">Conhecendo a segurança robusta do OpenTef.</text:p>
      <text:p text:style-name="P1"/>
      <text:p text:style-name="P1">O OpenTef usa tecnologia de ponta para garantir a segurança dos dados sendo a criptografia RSA e a AES, essas duas em conjunto cria o padrão de troca de mensagens.</text:p>
      <text:p text:style-name="P1"/>
      <text:p text:style-name="P1">Usando o conceito de criptografia ponta a ponta conseguimos criar um túnel de dados igual ao que ocorre com as VPNs, dessa forma garantimos que somente os participantes destinatários das transações consigam ler os dados trafegados.</text:p>
      <text:p text:style-name="P1"/>
      <text:p text:style-name="P3">Para você entender como isso ocorre vamos fazer uma analogia a um cofre:</text:p>
      <text:p text:style-name="P3"/>
      <text:p text:style-name="P3">Imagine que você tem um cofre e que esse cofre só pode ser aberto com a sua chave.</text:p>
      <text:p text:style-name="P3"/>
      <text:p text:style-name="P3">Você envia esse cofre aberto para seu gerente de banco e fala para ele colocar seu dinheiro no cofre trancar e mandar de volta para você.</text:p>
      <text:p text:style-name="P3"/>
      <text:p text:style-name="P3">Você recebe o seu cofre fechado, e seu gerente manda um outro cofre dele aberto e pede para você ler o recado que ele colocou dentro do seu cofre junto com o dinheiro, <text:span text:style-name="T1">o recado é uma instrução para você enviar de volta o código que colocou junto com o dinheiro e</text:span> trancá-lo <text:span text:style-name="T1">e enviar de volta</text:span>.</text:p>
      <text:p text:style-name="P3"/>
      <text:p text:style-name="P3">Então o gerente abre o cofre que você mandou e vê que o código é realmente o qual ele tinha mandado, então nesse ponto a comunicação acaba com a seguinte conclusão.</text:p>
      <text:p text:style-name="P3"/>
      <text:p text:style-name="P3">1º Você recebeu o dinheiro e todos que transportaram o cofre não conseguiu ver o que tinha dentro.</text:p>
      <text:p text:style-name="P3">2º O Gerente tem a certeza que você recebeu o dinheiro, pois você é o único que poderia abrir o cofre e ler o código que o gerente havia enviado.</text:p>
      <text:p text:style-name="P3">3º <text:span text:style-name="T2">Somente você e o gerente tiveram acesso ao que tinha dentro do cofre, </text:span><text:span text:style-name="T17">pois só vocês tinha a chave do eu próprio cofre.</text:span></text:p>
      <text:p text:style-name="P3"/>
      <text:p text:style-name="P7">Tomando como exemplo um caixa de supermercado, isso quer dizer que as mensagens trocadas entre o caixa e a bandeira do cartão são os únicos sistemas que saberão os dados privados da transação, essa modernidade vem de encontro com a LGPD pois não há tratamento de dados pessoais, apenas tratamento de dados criptografados <text:span text:style-name="T18">que são ileg</text:span><text:span text:style-name="T19">í</text:span><text:span text:style-name="T18">veis</text:span>.</text:p>
      <text:p text:style-name="P7"/>
      <text:p text:style-name="P7">O OpenTef foi desenhado para impedir que qualquer sistema tenha acesso aos dados.</text:p>
      <text:p text:style-name="P7"/>
      <text:p text:style-name="P8">Outro ponto importante de se levar em conta é a questão da transparecia da segurança, os sistemas encontrados hoje são baseados em confiança e não em segurança, veja a diferença:</text:p>
      <text:p text:style-name="P8"/>
      <text:p text:style-name="P8">Nos sistemas convencionais é necessário manter vários certificados e homologações pois nesses sistemas se verifica toda questão de segurança pois os softwares são fechados e então as partes que <text:soft-page-break/>usam precisam “confiar nesses softwares e processos” <text:span text:style-name="T20">criar comunicação segura</text:span> e se baseiam nisso através das certificações, pois essa é a única garantia que as cosias estão em conformidade.</text:p>
      <text:p text:style-name="P8"/>
      <text:p text:style-name="P8">Em relação ao OpenTef não tem a necessidade <text:span text:style-name="T19">de “confiar” pois você em acesso ao fonte do OpenTef </text:span><text:span text:style-name="T20">além do processo ser diferente</text:span><text:span text:style-name="T19">.</text:span></text:p>
      <text:p text:style-name="P8"/>
      <text:p text:style-name="P9"/>
      <text:p text:style-name="P8">1º O Software é aberto, ou seja, todos conseguem <text:span text:style-name="T19">ver</text:span> as rotinas e funções assim fica transparente e pode-se analisar todas as rotinas que o <text:span text:style-name="T20">OpenTef</text:span> executa.</text:p>
      <text:p text:style-name="P8">2º A comunicação é tunelada de ponta a ponta <text:span text:style-name="T19">não tem como ver oque está sendo transmitido.</text:span></text:p>
      <text:p text:style-name="P10">3º Não tem como a transação ser desviada para outro comércio pois cada caixa é único no OpenTef e exclusivo <text:span text:style-name="T20">alésm das rotinas próprias de cada bandeira de cartão</text:span>.</text:p>
      <text:p text:style-name="P10">4ºApós a configuração inicial não existe manutenção.</text:p>
      <text:p text:style-name="P10"/>
      <text:p text:style-name="P10">Para melhor compreender vamos a mais uma analogia simples.</text:p>
      <text:p text:style-name="P10"/>
      <text:p text:style-name="P10">Você acessa o seu banco e usa para isso o seu celular.</text:p>
      <text:p text:style-name="P10">O Banco possui um servidor que fica servido o seu celular</text:p>
      <text:p text:style-name="P10">Mais para isso funcionar precisa do meio de campo <text:span text:style-name="T20">o Provedor</text:span> de internet.</text:p>
      <text:p text:style-name="P10"/>
      <text:p text:style-name="P10">Nem você nem seu banco tem controle sobre <text:span text:style-name="T20">o O</text:span>perador de internet e nem faz sentido, imagina você pode acessar seu banco de qualquer lugar do mundo <text:span text:style-name="T20">da </text:span><text:s/><text:span text:style-name="T20">França , Itália , Argentina, do wifi do prédio, enfim não há controle sobre a Operadora.</text:span></text:p>
      <text:p text:style-name="P10"/>
      <text:p text:style-name="P11">A operadora no caso é o OpenTef, o celular é o caixa do mercado e o Banco é a Bandeira do cartão.</text:p>
      <text:p text:style-name="P11"/>
      <text:p text:style-name="P11">Nesse ponto você já deve ter percebido que não existe pelo menos não foi descoberto até nesse ponto como fraudar uma transação do OpenTef.</text:p>
      <text:p text:style-name="P9"/>
      <text:p text:style-name="P7"/>
      <text:p text:style-name="P17"><text:span text:style-name="T3">Conhecendo a l</text:span>iberdade do OpenTef.</text:p>
      <text:p text:style-name="P17"/>
      <text:p text:style-name="P16">Liberdade para usar</text:p>
      <text:p text:style-name="P16">Liberdade para modificar</text:p>
      <text:p text:style-name="P16"/>
      <text:p text:style-name="P16">Liberdade para usar</text:p>
      <text:p text:style-name="P16"/>
      <text:p text:style-name="P16">Qualquer Bandeira, Mercado, Loja enfim todos que quiserem podem usar o OpenTef sem pagar nada por isso, livre na amplitude da palavra</text:p>
      <text:p text:style-name="P18"/>
      <text:p text:style-name="P12"><text:span text:style-name="T21">O OpenTef esta baseado em s</text:span>oftware livre é um programa onde qualquer pessoa possa usar, modificar e redistribuir, melhorar como achar melhor, <text:span text:style-name="T21">não exite nenhuma restrição</text:span>.</text:p>
      <text:p text:style-name="P12"/>
      <text:p text:style-name="P21">Uma grande vantagem é propiciar a participação de qualquer empresa de cartão, pois o OpenTef conta com um módulo padrão que praticamente atente todas as funções disponíveis, então basta o acordo e a liberação por parte do Lojista e a empresa de cartão já passa a poder fazer as vendas.</text:p>
      <text:p text:style-name="P21"/>
      <text:p text:style-name="P22">Com o OpenTef a própria loja pode ter seu próprio sistema de cartão.</text:p>
      <text:p text:style-name="P1"/>
      <text:p text:style-name="P16">Liberdade para modificar</text:p>
      <text:p text:style-name="P16"/>
      <text:p text:style-name="P21">Você pode fazer uma cópia do OpenTef e fazer alterações que se adéquem com sua realidade.</text:p>
      <text:p text:style-name="P21"><text:soft-page-break/>Suas alterações entram em uma categoria de “código proprietário” e cabe a você compartilhar ou não com a comunidade do OpenTef.</text:p>
      <text:p text:style-name="P21"/>
      <text:p text:style-name="P21">Uma das vantagem de liberdade mais notada no OpenTef é as solicitações dinâmicas.</text:p>
      <text:p text:style-name="P4"/>
      <text:p text:style-name="P4">Para compreender melhor vamos pensar no caso de uma operadora:</text:p>
      <text:p text:style-name="P4"/>
      <text:p text:style-name="P5">Suponhamos que ela gostaria de perguntar <text:span text:style-name="T22">a </text:span><text:span text:style-name="T24">d</text:span><text:span text:style-name="T22">ata de </text:span><text:span text:style-name="T24">n</text:span><text:span text:style-name="T22">ascimento </text:span>do cliente na hora de venda <text:span text:style-name="T22">para um programa de premiações</text:span>, <text:span text:style-name="T5">para o</text:span><text:span text:style-name="T4"> Open-Tef basta </text:span><text:span text:style-name="T5">que ela</text:span><text:span text:style-name="T4"> envi</text:span><text:span text:style-name="T5">e a instrução solicitando o dado, </text:span><text:span text:style-name="T6">então</text:span><text:span text:style-name="T5"> </text:span><text:span text:style-name="T6">automaticamente </text:span><text:span text:style-name="T7">o pedido será feito quando a venda for realizada, </text:span><text:span text:style-name="T21">isso é feito sem que não haja nenhuma alteração no programa do caixa, </text:span><text:span text:style-name="T22">ocorre dinamicamente.</text:span></text:p>
      <text:p text:style-name="P5"/>
      <text:p text:style-name="P13">Além disso, <text:span text:style-name="T8">é possível </text:span><text:span text:style-name="T9">adicionar mensagens, </text:span><text:span text:style-name="T10">imagens a serem exibidas, qrcode, </text:span><text:span text:style-name="T12">PIX,</text:span><text:span text:style-name="T10"> pedido de senha mascarada </text:span><text:span text:style-name="T11">tudo com a facilidade do exemplo acima.</text:span></text:p>
      <text:p text:style-name="P13"/>
      <text:p text:style-name="P21">Mais uma vez os únicos sistemas que terão acesso a essas informações é a Bandeira e o Caixa, cabe apenas ao OpenTef passar a instrução.</text:p>
      <text:p text:style-name="P14"/>
      <text:p text:style-name="P26">Como é possível fazer transações dinâmicas como pedir dados ao Cliente sem que haja a necessidade de alterar o programa do caixa?</text:p>
      <text:p text:style-name="P26"/>
      <text:p text:style-name="P26">A resposta é muito simples</text:p>
      <text:p text:style-name="P26"/>
      <text:p text:style-name="P26">Quando um sistema de caixa integra ao OpenTef o desenvolver precisa programar apenas essas <text:span text:style-name="T25">6 </text:span>rotinas</text:p>
      <text:p text:style-name="P26"/>
      <text:p text:style-name="P26">Solicitação genérica:</text:p>
      <text:p text:style-name="P27">Quando o caixa recebe algum comando do OpenTef, <text:span text:style-name="T25">por exemplo:</text:span></text:p>
      <text:p text:style-name="P27"><text:span text:style-name="T25">Conexão com OpenTef OK.</text:span></text:p>
      <text:p text:style-name="P26"/>
      <text:p text:style-name="P26">Solicita solicitação ao operador do caixa:</text:p>
      <text:p text:style-name="P26">Quando é enviado ao operador uma solicitação para responder uma pergunta por exemplo:</text:p>
      <text:p text:style-name="P28">Digite a data de nascimento do cliente</text:p>
      <text:p text:style-name="P26"><text:s/></text:p>
      <text:p text:style-name="P26">Solicita dados da venda</text:p>
      <text:p text:style-name="P26">Quando a Bandeira pede informação como valor da venda por exemplo</text:p>
      <text:p text:style-name="P26"/>
      <text:p text:style-name="P26">Solicita impressão</text:p>
      <text:p text:style-name="P26">Quando o OpenTef quer imprimir um comprovante</text:p>
      <text:p text:style-name="P26"/>
      <text:p text:style-name="P26">Mostra menu</text:p>
      <text:p text:style-name="P26">Quando o OpenTef devolve uma lista de opções para o operador escolher</text:p>
      <text:p text:style-name="P26"/>
      <text:p text:style-name="P26">Mensagem ao operador do caixa</text:p>
      <text:p text:style-name="P26">Quando o OpenTef envia uma mensagem simples ao operado do caixa</text:p>
      <text:p text:style-name="P26"/>
      <text:p text:style-name="P29">Mesmo com a integração todos os comandos o sistema de frente de caixa pode atender ou não, isso é mais uma prova que todo sistema roda sempre de forma transparente.</text:p>
      <text:p text:style-name="P20"/>
      <text:p text:style-name="P29">As rotinas com o PinPad o sistema do caixa não precisa se preocupar pois o OpenTef se conecta diretamente com o equipamento de forma transparente</text:p>
      <text:p text:style-name="P29"/>
      <text:p text:style-name="P2"><text:soft-page-break/><text:span text:style-name="T22">R</text:span>edução de custos</text:p>
      <text:p text:style-name="P2"/>
      <text:p text:style-name="P23">Pensando no<text:span text:style-name="T13">s altos custos </text:span><text:span text:style-name="T14">gerados pelos </text:span><text:span text:style-name="T22">sistemas intermediários o</text:span><text:span text:style-name="T14"> Open-Tef surgiu para ser a solução dessa dificuldade, </text:span><text:span text:style-name="T15">pois </text:span><text:span text:style-name="T16">não existe nenhum tipo de taxa ou custo </text:span><text:span text:style-name="T23">e é</text:span><text:span text:style-name="T16"> sem limitações.</text:span></text:p>
      <text:p text:style-name="P23"/>
      <text:p text:style-name="P24">O OpenTef não faz nenhum processamento de cartão, pois ele atua apenas como mensageiro e isso implica que para ele rodar não precisa de servidor robusto e nem ser instalado na Loja, o OpenTef é suportado pelas Bandeiras de cartão participante portanto ele compartilha a infraestrutura as Bandeiras e isso da mais robustez e redução de custos e segurança, pois cada Bandeira processa seu cartão independente.</text:p>
      <text:p text:style-name="P24"/>
      <text:p text:style-name="P25"/>
      <text:p text:style-name="P26">Adote o OpeTef, de mais segurança, liberadade, e redução de custo ao seu negóci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7T14:00:44.764000000</meta:creation-date>
    <dc:date>2022-10-17T17:19:57.549000000</dc:date>
    <meta:editing-duration>PT1H19M39S</meta:editing-duration>
    <meta:editing-cycles>38</meta:editing-cycles>
    <meta:generator>LibreOffice/7.3.2.2$Windows_X86_64 LibreOffice_project/49f2b1bff42cfccbd8f788c8dc32c1c309559be0</meta:generator>
    <meta:document-statistic meta:table-count="0" meta:image-count="0" meta:object-count="0" meta:page-count="4" meta:paragraph-count="72" meta:word-count="1307" meta:character-count="7591" meta:non-whitespace-character-count="6352"/>
  </office:meta>
</office:document-meta>
</file>